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61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0.0839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40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LI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10000, 4K @0x01800000, 2.5K @0x01000000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83264" calcext:value-type="float">
            <text:p>134283264</text:p>
          </table:table-cell>
          <table:table-cell table:style-name="ce23" office:value-type="string" calcext:value-type="string">
            <text:p>0x0801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134291456" calcext:value-type="float">
            <text:p>134291456</text:p>
          </table:table-cell>
          <table:table-cell table:style-name="ce24" table:formula="of:=CONCATENATE(&quot;0x&quot;;DEC2HEX([.C7];8))" office:value-type="string" office:string-value="0x08012000" calcext:value-type="string">
            <text:p>0x0801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7]+[.B7]*1024" office:value-type="float" office:value="134307840" calcext:value-type="float">
            <text:p>134307840</text:p>
          </table:table-cell>
          <table:table-cell table:style-name="ce24" table:formula="of:=CONCATENATE(&quot;0x&quot;;DEC2HEX([.C8];8))" office:value-type="string" office:string-value="0x08016000" calcext:value-type="string">
            <text:p>0x08016000</text:p>
          </table:table-cell>
          <table:table-cell table:style-name="ce24"/>
          <table:table-cell table:style-name="ce30" table:formula="of:=IF(AND(LOG([.B8];2)=TRUNC(LOG([.B8];2)); MOD([.C8];[.B8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8]+[.B8]*1024" office:value-type="float" office:value="134316032" calcext:value-type="float">
            <text:p>134316032</text:p>
          </table:table-cell>
          <table:table-cell table:style-name="ce24" table:formula="of:=CONCATENATE(&quot;0x&quot;;DEC2HEX([.C9];8))" office:value-type="string" office:string-value="0x08018000" calcext:value-type="string">
            <text:p>0x08018000</text:p>
          </table:table-cell>
          <table:table-cell table:style-name="ce24"/>
          <table:table-cell table:style-name="ce30" table:formula="of:=IF(AND(LOG([.B9];2)=TRUNC(LOG([.B9];2)); MOD([.C9];[.B9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9]+[.B9]*1024" office:value-type="float" office:value="134324224" calcext:value-type="float">
            <text:p>134324224</text:p>
          </table:table-cell>
          <table:table-cell table:style-name="ce24" table:formula="of:=CONCATENATE(&quot;0x&quot;;DEC2HEX([.C10];8))" office:value-type="string" office:string-value="0x0801A000" calcext:value-type="string">
            <text:p>0x0801A000</text:p>
          </table:table-cell>
          <table:table-cell table:style-name="ce24"/>
          <table:table-cell table:style-name="ce30" table:formula="of:=IF(AND(LOG([.B10];2)=TRUNC(LOG([.B10];2)); MOD([.C10];[.B10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APPS load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0]+[.B10]*1024" office:value-type="float" office:value="134332416" calcext:value-type="float">
            <text:p>134332416</text:p>
          </table:table-cell>
          <table:table-cell table:style-name="ce24" table:formula="of:=CONCATENATE(&quot;0x&quot;;DEC2HEX([.C11];8))" office:value-type="string" office:string-value="0x0801C000" calcext:value-type="string">
            <text:p>0x0801C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72" calcext:value-type="float">
            <text:p>72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21824" calcext:value-type="float">
            <text:p>134221824</text:p>
          </table:table-cell>
          <table:table-cell table:style-name="ce24" table:formula="of:=CONCATENATE(&quot;0x&quot;;DEC2HEX([.C16];8))" office:value-type="string" office:string-value="0x08001000" calcext:value-type="string">
            <text:p>0x0800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25920" calcext:value-type="float">
            <text:p>134225920</text:p>
          </table:table-cell>
          <table:table-cell table:style-name="ce24" table:formula="of:=CONCATENATE(&quot;0x&quot;;DEC2HEX([.C1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30016" calcext:value-type="float">
            <text:p>134230016</text:p>
          </table:table-cell>
          <table:table-cell table:style-name="ce24" table:formula="of:=CONCATENATE(&quot;0x&quot;;DEC2HEX([.C18];8))" office:value-type="string" office:string-value="0x08003000" calcext:value-type="string">
            <text:p>0x0800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APPS data</text:p>
          </table:table-cell>
          <table:table-cell table:style-name="ce17" office:value-type="float" office:value="48" calcext:value-type="float">
            <text:p>48</text:p>
          </table:table-cell>
          <table:table-cell table:style-name="ce16" table:formula="of:=[.C18]+[.B18]*1024" office:value-type="float" office:value="134234112" calcext:value-type="float">
            <text:p>134234112</text:p>
          </table:table-cell>
          <table:table-cell table:style-name="ce24" table:formula="of:=CONCATENATE(&quot;0x&quot;;DEC2HEX([.C19];8))" office:value-type="string" office:string-value="0x08004000" calcext:value-type="string">
            <text:p>0x08004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9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3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3:.B23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27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38" office:value-type="float" office:value="0.25" calcext:value-type="float">
            <text:p>0.25</text:p>
          </table:table-cell>
          <table:table-cell table:style-name="ce16" table:formula="of:=[.C27]+[.B27]*1024" office:value-type="float" office:value="16779776" calcext:value-type="float">
            <text:p>16779776</text:p>
          </table:table-cell>
          <table:table-cell table:style-name="ce24" table:formula="of:=CONCATENATE(&quot;0x&quot;;DEC2HEX([.C28];8))" office:value-type="string" office:string-value="0x01000A00" calcext:value-type="string">
            <text:p>0x01000A00</text:p>
          </table:table-cell>
          <table:table-cell table:style-name="ce24"/>
          <table:table-cell table:style-name="ce30" table:formula="of:=IF(AND(LOG([.B28];2)=TRUNC(LOG([.B28];2)); MOD([.C28];[.B28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8])" office:value-type="float" office:value="2.75" calcext:value-type="float">
            <text:p>2.7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SC-ENV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20220000, 4K @0x01800000, 2.5K @0x01000000</text:p>
          </table:table-cell>
          <table:covered-table-cell table:number-columns-repeated="4" table:style-name="ce4"/>
          <table:covered-table-cell table:style-name="ce28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ENVM (12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539099136" calcext:value-type="float">
            <text:p>539099136</text:p>
          </table:table-cell>
          <table:table-cell table:style-name="ce23" office:value-type="string" calcext:value-type="string">
            <text:p>0x2022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539107328" calcext:value-type="float">
            <text:p>539107328</text:p>
          </table:table-cell>
          <table:table-cell table:style-name="ce24" table:formula="of:=CONCATENATE(&quot;0x&quot;;DEC2HEX([.C7];8))" office:value-type="string" office:string-value="0x20222000" calcext:value-type="string">
            <text:p>0x2022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7]+[.B7]*1024" office:value-type="float" office:value="539123712" calcext:value-type="float">
            <text:p>539123712</text:p>
          </table:table-cell>
          <table:table-cell table:style-name="ce24" table:formula="of:=CONCATENATE(&quot;0x&quot;;DEC2HEX([.C8];8))" office:value-type="string" office:string-value="0x20226000" calcext:value-type="string">
            <text:p>0x20226000</text:p>
          </table:table-cell>
          <table:table-cell table:style-name="ce24"/>
          <table:table-cell table:style-name="ce30" table:formula="of:=IF(AND(LOG([.B8];2)=TRUNC(LOG([.B8];2)); MOD([.C8];[.B8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8]+[.B8]*1024" office:value-type="float" office:value="539131904" calcext:value-type="float">
            <text:p>539131904</text:p>
          </table:table-cell>
          <table:table-cell table:style-name="ce24" table:formula="of:=CONCATENATE(&quot;0x&quot;;DEC2HEX([.C9];8))" office:value-type="string" office:string-value="0x20228000" calcext:value-type="string">
            <text:p>0x20228000</text:p>
          </table:table-cell>
          <table:table-cell table:style-name="ce24"/>
          <table:table-cell table:style-name="ce30" table:formula="of:=IF(AND(LOG([.B9];2)=TRUNC(LOG([.B9];2)); MOD([.C9];[.B9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9]+[.B9]*1024" office:value-type="float" office:value="539140096" calcext:value-type="float">
            <text:p>539140096</text:p>
          </table:table-cell>
          <table:table-cell table:style-name="ce24" table:formula="of:=CONCATENATE(&quot;0x&quot;;DEC2HEX([.C10];8))" office:value-type="string" office:string-value="0x2022A000" calcext:value-type="string">
            <text:p>0x2022A000</text:p>
          </table:table-cell>
          <table:table-cell table:style-name="ce24"/>
          <table:table-cell table:style-name="ce30" table:formula="of:=IF(AND(LOG([.B10];2)=TRUNC(LOG([.B10];2)); MOD([.C10];[.B10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APPS load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0]+[.B10]*1024" office:value-type="float" office:value="539148288" calcext:value-type="float">
            <text:p>539148288</text:p>
          </table:table-cell>
          <table:table-cell table:style-name="ce24" table:formula="of:=CONCATENATE(&quot;0x&quot;;DEC2HEX([.C11];8))" office:value-type="string" office:string-value="0x2022C000" calcext:value-type="string">
            <text:p>0x2022C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72" calcext:value-type="float">
            <text:p>72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21824" calcext:value-type="float">
            <text:p>134221824</text:p>
          </table:table-cell>
          <table:table-cell table:style-name="ce24" table:formula="of:=CONCATENATE(&quot;0x&quot;;DEC2HEX([.C16];8))" office:value-type="string" office:string-value="0x08001000" calcext:value-type="string">
            <text:p>0x0800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25920" calcext:value-type="float">
            <text:p>134225920</text:p>
          </table:table-cell>
          <table:table-cell table:style-name="ce24" table:formula="of:=CONCATENATE(&quot;0x&quot;;DEC2HEX([.C1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30016" calcext:value-type="float">
            <text:p>134230016</text:p>
          </table:table-cell>
          <table:table-cell table:style-name="ce24" table:formula="of:=CONCATENATE(&quot;0x&quot;;DEC2HEX([.C18];8))" office:value-type="string" office:string-value="0x08003000" calcext:value-type="string">
            <text:p>0x0800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APPS data</text:p>
          </table:table-cell>
          <table:table-cell table:style-name="ce17" office:value-type="float" office:value="48" calcext:value-type="float">
            <text:p>48</text:p>
          </table:table-cell>
          <table:table-cell table:style-name="ce16" table:formula="of:=[.C18]+[.B18]*1024" office:value-type="float" office:value="134234112" calcext:value-type="float">
            <text:p>134234112</text:p>
          </table:table-cell>
          <table:table-cell table:style-name="ce24" table:formula="of:=CONCATENATE(&quot;0x&quot;;DEC2HEX([.C19];8))" office:value-type="string" office:string-value="0x08004000" calcext:value-type="string">
            <text:p>0x08004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9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ce31"/>
          <table:table-cell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3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3:.B23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>
          <table:table-cell table:style-name="ce4"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27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14" office:value-type="float" office:value="0.25" calcext:value-type="float">
            <text:p>0.25</text:p>
          </table:table-cell>
          <table:table-cell table:style-name="ce16" table:formula="of:=[.C27]+[.B27]*1024" office:value-type="float" office:value="16779776" calcext:value-type="float">
            <text:p>16779776</text:p>
          </table:table-cell>
          <table:table-cell table:style-name="ce24" table:formula="of:=CONCATENATE(&quot;0x&quot;;DEC2HEX([.C28];8))" office:value-type="string" office:string-value="0x01000A00" calcext:value-type="string">
            <text:p>0x01000A00</text:p>
          </table:table-cell>
          <table:table-cell table:style-name="ce24"/>
          <table:table-cell table:style-name="ce30" table:formula="of:=IF(AND(LOG([.B28];2)=TRUNC(LOG([.B28];2)); MOD([.C28];[.B2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8])" office:value-type="float" office:value="2.75" calcext:value-type="float">
            <text:p>2.75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9:34:26.809168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2-08T09:35:14.035257577</dc:date>
    <meta:editing-cycles>94</meta:editing-cycles>
    <meta:editing-duration>P1DT2H10S</meta:editing-duration>
    <meta:generator>LibreOffice/7.0.4.2$Linux_X86_64 LibreOffice_project/00$Build-2</meta:generator>
    <meta:document-statistic meta:table-count="2" meta:cell-count="184" meta:object-count="0"/>
  </office:meta>
</office:document-meta>
</file>